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aco" svg:font-family="Monaco, Menlo, Consolas, 'Roboto Mono', 'Andale Mono', 'Ubuntu Mono', monospac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egoe UI" svg:font-family="'Segoe UI', 'Helvetica Neue', Helvetica, Roboto, Oxygen, Ubuntu, Cantarell, 'Fira Sans', 'Droid Sans', sans-serif"/>
    <style:font-face style:name="inherit" svg:font-family="inherit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fo:line-height="140%" fo:text-align="start" style:justify-single-word="false" fo:orphans="70" fo:widows="2" fo:text-indent="0in" style:auto-text-indent="false" fo:padding="0in" fo:border="none" style:writing-mode="lr-tb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</style:style>
    <style:style style:name="P4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141414" loext:opacity="100%" style:font-name="Segoe UI" fo:font-size="12pt" fo:letter-spacing="normal" fo:font-style="normal" fo:font-weight="normal"/>
    </style:style>
    <style:style style:name="P5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660000" loext:opacity="100%" style:font-name="Segoe UI" fo:font-size="9.75pt" fo:letter-spacing="normal" fo:font-style="normal" fo:font-weight="normal" fo:background-color="#fbfbfb" loext:padding="0in" loext:border="none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in" fo:margin-bottom="0in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in" fo:margin-bottom="0in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 style:list-style-name="L3">
      <style:paragraph-properties fo:margin-top="0in" fo:margin-bottom="0in" style:contextual-spacing="false"/>
    </style:style>
    <style:style style:name="P12" style:family="paragraph" style:parent-style-name="Text_20_body" style:list-style-name="L4"/>
    <style:style style:name="P13" style:family="paragraph" style:parent-style-name="Text_20_body" style:list-style-name="L4">
      <style:paragraph-properties fo:margin-top="0in" fo:margin-bottom="0in" style:contextual-spacing="false"/>
    </style:style>
    <style:style style:name="P14" style:family="paragraph" style:parent-style-name="Text_20_body">
      <style:paragraph-properties fo:margin-left="0in" fo:margin-right="0in" fo:orphans="2" fo:widows="2" fo:text-indent="0in" style:auto-text-indent="false"/>
    </style:style>
    <style:style style:name="T1" style:family="text">
      <style:text-properties fo:font-variant="normal" fo:text-transform="none" fo:color="#141414" loext:opacity="100%" style:font-name="Segoe UI" fo:font-size="12pt" fo:letter-spacing="normal" fo:font-style="normal" fo:font-weight="normal"/>
    </style:style>
    <style:style style:name="T2" style:family="text">
      <style:text-properties fo:font-variant="normal" fo:text-transform="none" fo:color="#141414" loext:opacity="100%" style:font-name="Segoe UI" fo:font-size="12pt" fo:letter-spacing="normal" fo:font-style="normal" style:text-underline-style="solid" style:text-underline-width="auto" style:text-underline-color="font-color" fo:font-weight="normal" fo:background-color="#ffffff" loext:char-shading-value="0"/>
    </style:style>
    <style:style style:name="T3" style:family="text">
      <style:text-properties fo:font-variant="normal" fo:text-transform="none" fo:color="#141414" loext:opacity="100%" style:font-name="inherit" fo:font-size="9.75pt" fo:letter-spacing="normal" fo:font-style="normal" fo:font-weight="normal" fo:background-color="#f6f6f6" loext:char-shading-value="0" loext:padding="0in" loext:border="none"/>
    </style:style>
    <style:style style:name="T4" style:family="text">
      <style:text-properties fo:font-variant="normal" fo:text-transform="none" fo:color="#141414" loext:opacity="100%" fo:letter-spacing="normal" fo:background-color="#f6f6f6" loext:char-shading-value="0" loext:padding="0in" loext:border="none"/>
    </style:style>
    <style:style style:name="T5" style:family="text">
      <style:text-properties fo:font-variant="normal" fo:text-transform="none" fo:color="#141414" loext:opacity="100%" fo:font-size="12pt" fo:letter-spacing="normal" fo:font-style="normal" style:text-underline-style="solid" style:text-underline-width="auto" style:text-underline-color="font-color" fo:font-weight="normal" fo:background-color="#ffffff" loext:char-shading-value="0"/>
    </style:style>
    <style:style style:name="T6" style:family="text">
      <style:text-properties fo:font-variant="normal" fo:text-transform="none" fo:color="#660000" loext:opacity="100%" style:font-name="Segoe UI" fo:font-size="12pt" fo:letter-spacing="normal" fo:font-style="normal" style:text-underline-style="solid" style:text-underline-width="auto" style:text-underline-color="font-color" fo:font-weight="normal" fo:background-color="#ffffff" loext:char-shading-value="0"/>
    </style:style>
    <style:style style:name="T7" style:family="text">
      <style:text-properties style:text-underline-style="solid" style:text-underline-width="auto" style:text-underline-color="font-color" fo:background-color="#ffffff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line-break/><text:span text:style-name="T1">In that article's example, Cochard-Labbe uses empty jails as nodes to demo some vnetting. It's worth a read because if you have any number of jails going, you're almost certainly going to want to handle the routing. There are some interesting examples in there with sequential routing; I found those useful for sequential tasking; for example, you can use one jail to filter, another jail to pcap traffic, another to serve the application, and then route the traffic out.</text:span></text:p>
      <text:p text:style-name="P3"><text:span text:style-name="T1"/></text:p>
      <text:p text:style-name="P3"><text:span text:style-name="T1">Jails so thin that they are totally empty:<text:line-break/></text:span><text:a xlink:type="simple" xlink:href="https://freebsdfoundation.org/wp-content/uploads/2020/03/Jail-vnet-by-Examples.pdf" text:style-name="Internet_20_link" text:visited-style-name="Visited_20_Internet_20_Link"><text:span text:style-name="T6">https://freebsdfoundation.org/wp-content/uploads/2020/03/Jail-vnet-by-Examples.pdf</text:span></text:a></text:p>
      <text:p text:style-name="P3"><text:span text:style-name="T6"/></text:p>
      <text:p text:style-name="P3"><text:span text:style-name="T6"/></text:p>
      <text:p text:style-name="P3"><text:span text:style-name="T2"/></text:p>
      <text:p text:style-name="P4"><text:span text:style-name="T7">The -devel version of poudriere allows you to use packages whenever possible.</text:span></text:p>
      <text:p text:style-name="P5">Code:</text:p>
      <text:p text:style-name="P1"><text:span text:style-name="Source_20_Text"><text:span text:style-name="T4"><text:s text:c="5"/></text:span></text:span><text:span text:style-name="Source_20_Text"><text:span text:style-name="T3">-b name <text:s text:c="5"/>Specify the name of the binary package branch to use to</text:span></text:span></text:p>
      <text:p text:style-name="P1"><text:span text:style-name="Source_20_Text"><text:span text:style-name="T4"><text:s text:c="18"/></text:span></text:span><text:span text:style-name="Source_20_Text"><text:span text:style-name="T3">prefetch packages. <text:s/>Should be "latest", "quarterly",</text:span></text:span></text:p>
      <text:p text:style-name="P1"><text:span text:style-name="Source_20_Text"><text:span text:style-name="T4"><text:s text:c="18"/></text:span></text:span><text:span text:style-name="Source_20_Text"><text:span text:style-name="T3">"release_*", or url.</text:span></text:span></text:p>
      <text:p text:style-name="P1"/>
      <text:p text:style-name="P1"><text:span text:style-name="Source_20_Text"><text:span text:style-name="T4"><text:s text:c="18"/></text:span></text:span><text:span text:style-name="Source_20_Text"><text:span text:style-name="T3">See poudriere-bulk(8) for further details.</text:span></text:span></text:p>
      <text:p text:style-name="P14"><text:span text:style-name="T2">The </text:span><text:span text:style-name="Source_20_Text"><text:span text:style-name="T5">-devel</text:span></text:span><text:span text:style-name="T2"> version of </text:span><text:span text:style-name="Source_20_Text"><text:span text:style-name="T5">poudriere</text:span></text:span><text:span text:style-name="T2"> introduces a feature that allows you to prefetch packages from an existing binary package repository instead of building everything from scratch. This can significantly speed up the process of building a custom package set by reusing pre-built packages whenever they are available and compatible with your build environment.</text:span></text:p>
      <text:h text:style-name="Heading_20_3" text:outline-level="3">Understanding the <text:span text:style-name="Source_20_Text">-b</text:span> Option</text:h>
      <text:p text:style-name="Text_20_body">The <text:span text:style-name="Source_20_Text">-b</text:span> option in <text:span text:style-name="Source_20_Text">poudriere</text:span> allows you to specify a binary package repository from which to fetch packages. This can be useful for using pre-built packages from the FreeBSD official package repositories or a custom repository you maintain.</text:p>
      <text:h text:style-name="Heading_20_4" text:outline-level="4">Usage of <text:span text:style-name="Source_20_Text">-b</text:span> Option</text:h>
      <text:p text:style-name="Text_20_body"><text:span text:style-name="Strong_20_Emphasis">Syntax:</text:span></text:p>
      <text:p text:style-name="Preformatted_20_Text">sh</text:p>
      <text:p text:style-name="Preformatted_20_Text">Copy code</text:p>
      <text:p text:style-name="P2"><text:span text:style-name="Source_20_Text">poudriere bulk -j jailname -p portsname -b branchname</text:span></text:p>
      <text:list text:style-name="L1">
        <text:list-item>
          <text:p text:style-name="P7"><text:span text:style-name="Source_20_Text">jailname</text:span>: The name of the jail environment you're using to build packages.</text:p>
        </text:list-item>
        <text:list-item>
          <text:p text:style-name="P7"><text:span text:style-name="Source_20_Text">portsname</text:span>: The name of the ports tree being used.</text:p>
        </text:list-item>
        <text:list-item>
          <text:p text:style-name="P6"><text:soft-page-break/><text:span text:style-name="Source_20_Text">branchname</text:span>: The name of the package branch to use for prefetching packages.</text:p>
        </text:list-item>
      </text:list>
      <text:p text:style-name="Text_20_body"><text:span text:style-name="Strong_20_Emphasis">Branchname Options:</text:span></text:p>
      <text:list text:style-name="L2">
        <text:list-item>
          <text:p text:style-name="P9"><text:span text:style-name="Source_20_Text">latest</text:span>: Refers to the latest branch of packages.</text:p>
        </text:list-item>
        <text:list-item>
          <text:p text:style-name="P9"><text:span text:style-name="Source_20_Text">quarterly</text:span>: Refers to the quarterly branch of packages, which is typically more stable and changes less frequently.</text:p>
        </text:list-item>
        <text:list-item>
          <text:p text:style-name="P9"><text:span text:style-name="Source_20_Text">release_*</text:span>: Refers to a specific release branch, such as <text:span text:style-name="Source_20_Text">release_13_1</text:span>.</text:p>
        </text:list-item>
        <text:list-item>
          <text:p text:style-name="P8"><text:span text:style-name="Source_20_Text">url</text:span>: A custom URL pointing to a specific package repository.</text:p>
        </text:list-item>
      </text:list>
      <text:h text:style-name="Heading_20_3" text:outline-level="3">Example Usage</text:h>
      <text:p text:style-name="Text_20_body">Suppose you want to build packages using the quarterly branch as a source for prefetching packages. You can use the following command:</text:p>
      <text:p text:style-name="Preformatted_20_Text">sh</text:p>
      <text:p text:style-name="Preformatted_20_Text">Copy code</text:p>
      <text:p text:style-name="P2"><text:span text:style-name="Source_20_Text">poudriere bulk -j myjail -p myports -b quarterly</text:span></text:p>
      <text:p text:style-name="Text_20_body">This command instructs <text:span text:style-name="Source_20_Text">poudriere</text:span> to fetch pre-built packages from the quarterly branch, reducing the number of packages that need to be built from source.</text:p>
      <text:h text:style-name="Heading_20_3" text:outline-level="3">Benefits of Using Prefetched Packages</text:h>
      <text:list text:style-name="L3">
        <text:list-item>
          <text:p text:style-name="P11"><text:span text:style-name="Strong_20_Emphasis">Reduced Build Time</text:span>: By reusing existing packages, you save time compared to building everything from scratch.</text:p>
        </text:list-item>
        <text:list-item>
          <text:p text:style-name="P11"><text:span text:style-name="Strong_20_Emphasis">Consistency</text:span>: Ensures that you are using a consistent set of packages, especially when using branches like <text:span text:style-name="Source_20_Text">quarterly</text:span> or <text:span text:style-name="Source_20_Text">release_*</text:span>.</text:p>
        </text:list-item>
        <text:list-item>
          <text:p text:style-name="P10"><text:span text:style-name="Strong_20_Emphasis">Resource Efficiency</text:span>: Saves computational resources by avoiding unnecessary builds.</text:p>
        </text:list-item>
      </text:list>
      <text:h text:style-name="Heading_20_3" text:outline-level="3">Further Considerations</text:h>
      <text:list text:style-name="L4">
        <text:list-item>
          <text:p text:style-name="P13"><text:span text:style-name="Strong_20_Emphasis">Custom Package Repositories</text:span>: If you maintain your own custom package repository, you can specify its URL with the <text:span text:style-name="Source_20_Text">-b</text:span> option to prefetch packages from it.</text:p>
        </text:list-item>
        <text:list-item>
          <text:p text:style-name="P12"><text:span text:style-name="Strong_20_Emphasis">Compatibility</text:span>: Ensure that the pre-fetched packages are compatible with your build environment, especially regarding the ABI (Application Binary Interface) version.</text:p>
        </text:list-item>
      </text:list>
      <text:h text:style-name="Heading_20_3" text:outline-level="3">Conclusion</text:h>
      <text:p text:style-name="Text_20_body">The <text:span text:style-name="Source_20_Text">-b</text:span> option in the <text:span text:style-name="Source_20_Text">-devel</text:span> version of <text:span text:style-name="Source_20_Text">poudriere</text:span> is a powerful feature for optimizing package builds by leveraging existing pre-built packages. This can be particularly useful for maintaining a large number of packages or when frequently updating a package set.</text:p>
      <text:p text:style-name="P3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aco" svg:font-family="Monaco, Menlo, Consolas, 'Roboto Mono', 'Andale Mono', 'Ubuntu Mono', monospac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egoe UI" svg:font-family="'Segoe UI', 'Helvetica Neue', Helvetica, Roboto, Oxygen, Ubuntu, Cantarell, 'Fira Sans', 'Droid Sans'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Noto Sans" style:font-family-complex="'Noto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ans" style:font-family-asian="'Noto Sans'" style:font-family-generic-asian="system" style:font-pitch-asian="variable" style:font-size-asian="12pt" style:font-weight-asian="bold" style:font-name-complex="Noto Sans" style:font-family-complex="'Noto Sans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2T01:07:03.054675887</meta:creation-date>
    <dc:date>2024-08-02T01:32:54.412558374</dc:date>
    <meta:editing-duration>PT25M50S</meta:editing-duration>
    <meta:editing-cycles>3</meta:editing-cycles>
    <meta:generator>LibreOffice/24.2.4.2$FreeBSD_X86_64 LibreOffice_project/420$Build-2</meta:generator>
    <meta:document-statistic meta:table-count="0" meta:image-count="0" meta:object-count="0" meta:page-count="2" meta:paragraph-count="39" meta:word-count="528" meta:character-count="3480" meta:non-whitespace-character-count="2937"/>
  </office:meta>
</office:document-meta>
</file>